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.139in" style:contextual-spacing="false"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5in" fo:margin-right="0in" fo:line-height="200%" fo:text-indent="0in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 style:list-style-name="WWNum1">
      <style:paragraph-properties fo:margin-left="0.5in" fo:margin-right="0in" fo:line-height="200%" fo:text-indent="-0.25in" style:auto-text-indent="false"/>
      <style:text-properties fo:font-size="12pt" style:font-size-asian="12pt" style:font-size-complex="12pt"/>
    </style:style>
    <style:style style:name="T1" style:family="text">
      <style:text-properties officeooo:rsid="0008f580"/>
    </style:style>
    <style:style style:name="T2" style:family="text">
      <style:text-properties officeooo:rsid="000aa2cc"/>
    </style:style>
    <style:style style:name="T3" style:family="text">
      <style:text-properties fo:color="#ffffff" loext:opacity="100%" officeooo:rsid="000aa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ogna, data:</text:p>
      <text:p text:style-name="Standard"/>
      <text:p text:style-name="Standard"/>
      <text:p text:style-name="Standard"/>
      <text:p text:style-name="Standard"/>
      <text:p text:style-name="Standard"/>
      <text:p text:style-name="P3">Il/<text:span text:style-name="T2">La</text:span> dott./dott.ssa <text:s text:c="41"/>, matricola <text:s text:c="41"/>, cede al/alla dott./dott.ssa <text:s text:c="41"/>, matricola<text:span text:style-name="T3">ccccccccccccccccccc</text:span>, la custodia del materiale del caso <text:s text:c="5"/>: </text:p>
      <text:list text:style-name="WWNum1">
        <text:list-item>
          <text:p text:style-name="P6">device:<text:tab/><text:tab/><text:tab/><text:tab/> <text:s/></text:p>
        </text:list-item>
      </text:list>
      <text:p text:style-name="P4"><text:span text:style-name="T1">numero seriale</text:span>:<text:tab/><text:tab/><text:tab/><text:tab/> <text:s text:c="12"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rma parte cedente <text:s text:c="9"/><text:tab/><text:tab/><text:tab/><text:tab/><text:tab/><text:tab/>Firma parte riceve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date>2023-12-04T17:30:54.537098330</dc:date>
    <meta:editing-duration>PT33S</meta:editing-duration>
    <meta:editing-cycles>2</meta:editing-cycles>
    <meta:document-statistic meta:table-count="0" meta:image-count="0" meta:object-count="0" meta:page-count="1" meta:paragraph-count="5" meta:word-count="29" meta:character-count="376" meta:non-whitespace-character-count="186"/>
  </office:meta>
</office:document-meta>
</file>